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33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33cm" draw:marker-start-center="false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2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1.455cm" svg:y1="15.262cm" svg:x2="11.653cm" svg:y2="15.46cm">
              <text:p/>
            </draw:line>
            <draw:line draw:style-name="gr1" draw:text-style-name="P1" draw:layer="layout" svg:x1="11.457cm" svg:y1="15.461cm" svg:x2="11.655cm" svg:y2="15.262cm">
              <text:p/>
            </draw:line>
          </draw:g>
          <draw:g>
            <draw:g>
              <draw:g>
                <draw:line draw:style-name="gr1" draw:text-style-name="P1" draw:layer="layout" svg:x1="10.492cm" svg:y1="15.038cm" svg:x2="10.69cm" svg:y2="15.237cm">
                  <text:p/>
                </draw:line>
                <draw:line draw:style-name="gr1" draw:text-style-name="P1" draw:layer="layout" svg:x1="10.495cm" svg:y1="15.24cm" svg:x2="10.693cm" svg:y2="15.042cm">
                  <text:p/>
                </draw:line>
              </draw:g>
              <draw:circle draw:style-name="gr2" draw:text-style-name="P2" draw:layer="layout" svg:width="2.001cm" svg:height="2.001cm" svg:x="9.587cm" svg:y="14.137cm">
                <text:p/>
              </draw:circle>
            </draw:g>
            <draw:frame draw:style-name="gr3" draw:text-style-name="P4" draw:layer="layout" svg:width="0.709cm" svg:height="0.624cm" svg:x="10.725cm" svg:y="14.766cm">
              <draw:text-box>
                <text:p text:style-name="P3"><text:span text:style-name="T1">K</text:span></text:p>
              </draw:text-box>
            </draw:frame>
          </draw:g>
          <draw:frame draw:style-name="gr3" draw:text-style-name="P4" draw:layer="layout" svg:width="0.697cm" svg:height="0.624cm" svg:x="11.682cm" svg:y="15.359cm">
            <draw:text-box>
              <text:p text:style-name="P3"><text:span text:style-name="T1">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2T14:57:00.258060196</meta:creation-date>
    <dc:date>2018-04-12T14:57:16.281532220</dc:date>
    <meta:editing-duration>PT16S</meta:editing-duration>
    <meta:editing-cycles>1</meta:editing-cycles>
    <meta:document-statistic meta:object-count="12"/>
    <meta:generator>LibreOffice/6.0.0.3$MacOSX_X86_64 LibreOffice_project/64a0f66915f38c6217de274f0aa8e15618924765</meta:generator>
  </office:meta>
</office:document-meta>
</file>